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84129" officeooo:paragraph-rsid="00184129" style:font-size-asian="16pt" style:font-size-complex="16pt"/>
    </style:style>
    <style:style style:name="P2" style:family="paragraph" style:parent-style-name="Standard">
      <style:paragraph-properties fo:text-align="start" style:justify-single-word="false"/>
      <style:text-properties fo:font-size="16pt" officeooo:rsid="00184129" officeooo:paragraph-rsid="00184129" style:font-size-asian="16pt" style:font-size-complex="16pt"/>
    </style:style>
    <style:style style:name="P3" style:family="paragraph" style:parent-style-name="Standard">
      <style:paragraph-properties fo:text-align="start" style:justify-single-word="false"/>
      <style:text-properties fo:font-size="16pt" officeooo:rsid="001939f5" officeooo:paragraph-rsid="001939f5" style:font-size-asian="16pt" style:font-size-complex="16pt"/>
    </style:style>
    <style:style style:name="P4" style:family="paragraph" style:parent-style-name="Standard">
      <style:paragraph-properties fo:text-align="center" style:justify-single-word="false"/>
      <style:text-properties fo:font-size="16pt" officeooo:rsid="001939f5" officeooo:paragraph-rsid="001939f5" style:font-size-asian="16pt" style:font-size-complex="16pt"/>
    </style:style>
    <style:style style:name="P5" style:family="paragraph" style:parent-style-name="Standard">
      <style:paragraph-properties fo:text-align="start" style:justify-single-word="false"/>
      <style:text-properties fo:font-size="16pt" officeooo:rsid="001aeb92" officeooo:paragraph-rsid="001aeb92" style:font-size-asian="16pt" style:font-size-complex="16pt"/>
    </style:style>
    <style:style style:name="P6" style:family="paragraph" style:parent-style-name="Standard">
      <style:paragraph-properties fo:text-align="start" style:justify-single-word="false"/>
      <style:text-properties fo:font-size="16pt" officeooo:rsid="001aeb92" officeooo:paragraph-rsid="001b3848" style:font-size-asian="16pt" style:font-size-complex="16pt"/>
    </style:style>
    <style:style style:name="P7" style:family="paragraph" style:parent-style-name="Standard">
      <style:paragraph-properties fo:text-align="center" style:justify-single-word="false"/>
      <style:text-properties fo:font-size="16pt" officeooo:rsid="00184129" style:font-size-asian="16pt" style:font-size-complex="16pt"/>
    </style:style>
    <style:style style:name="P8" style:family="paragraph" style:parent-style-name="Standard">
      <style:paragraph-properties fo:text-align="start" style:justify-single-word="false"/>
      <style:text-properties fo:font-size="16pt" officeooo:rsid="001aeb92" officeooo:paragraph-rsid="001b3848" style:font-size-asian="16pt" style:font-size-complex="16pt"/>
    </style:style>
    <style:style style:name="P9" style:family="paragraph" style:parent-style-name="Standard">
      <style:paragraph-properties fo:text-align="start" style:justify-single-word="false"/>
      <style:text-properties fo:font-size="16pt" officeooo:rsid="001c7a54" officeooo:paragraph-rsid="001c7a54" style:font-size-asian="16pt" style:font-size-complex="16pt"/>
    </style:style>
    <style:style style:name="T1" style:family="text">
      <style:text-properties officeooo:rsid="001b38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dvanced Programming</text:p>
      <text:p text:style-name="P1">Lab-03</text:p>
      <text:p text:style-name="P1">Muhammad Talal Saleem</text:p>
      <text:p text:style-name="P1">File Transfer in Java and C++</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4">Server-Client file transfer</text:p>
      <text:p text:style-name="P4"/>
      <text:p text:style-name="P3">Public Repo : <text:a xlink:type="simple" xlink:href="https://github.com/talalmts/CS-213-Advanced-Programming">https://github.com/talalmts/CS-213-Advanced-Programming</text:a></text:p>
      <text:p text:style-name="P3"/>
      <text:p text:style-name="P5">Java :</text:p>
      <text:p text:style-name="P5">Server take a file from the directory and wait for the client to establish connection on the port 55555. When the connection is established the server send the file to client where it is written into a particular folder.</text:p>
      <text:p text:style-name="P5"/>
      <text:p text:style-name="P5">Client make a connection with the server on local host port number 55555 and start to receive data from the server and write that data on to the server <text:s/>and closes the connection.</text:p>
      <text:p text:style-name="P5"/>
      <text:p text:style-name="P5">C :</text:p>
      <text:p text:style-name="P6">Server take a file from the directory and wait for the client to establish connection on the port 5555<text:span text:style-name="T1">6</text:span>. When the connection is established the server send the file to client where it is written into a particular folder.</text:p>
      <text:p text:style-name="P6"/>
      <text:p text:style-name="P6">Client make a connection with the server on local host port number 5555<text:span text:style-name="T1">6</text:span> and start to receive data from the server and write that data on to the server <text:s/>and closes the connection.</text:p>
      <text:p text:style-name="P6"/>
      <text:p text:style-name="P9">UnitTest :</text:p>
      <text:p text:style-name="P9">UnitTest are written on the basis of file size of the transferred file. Known size of input file is provided which is checked against the file size of the received file and bytes read by the client.</text:p>
      <text:p text:style-name="P9"/>
      <text:p text:style-name="P6"/>
      <text:p text:style-name="P5"><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8:25:15.492373986</meta:creation-date>
    <dc:date>2015-03-04T20:48:10.137078132</dc:date>
    <meta:editing-duration>PT15M42S</meta:editing-duration>
    <meta:editing-cycles>5</meta:editing-cycles>
    <meta:generator>LibreOffice/4.2.7.2$Linux_X86_64 LibreOffice_project/420m0$Build-2</meta:generator>
    <meta:document-statistic meta:table-count="0" meta:image-count="0" meta:object-count="0" meta:page-count="2" meta:paragraph-count="15" meta:word-count="206" meta:character-count="1188" meta:non-whitespace-character-count="993"/>
  </office:meta>
</office:document-meta>
</file>